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Id.intern( ModuleId modul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Id.encod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d.decode( String enco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Id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d.parse( String 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Id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d.ModuleId( String organisatio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I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d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uleId.newInstance( String org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d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Id.compareTo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